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7000002DFEC5A2D91CED4D23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Изображение1" text:anchor-type="char" svg:x="-1.127cm" svg:y="0cm" svg:width="19.5cm" svg:height="26.197cm" draw:z-index="0"><draw:image xlink:href="Pictures/1000000000000217000002DFEC5A2D91CED4D23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4T13:06:17.255000000</meta:creation-date>
    <dc:date>2025-09-24T13:06:27.268000000</dc:date>
    <meta:editing-duration>PT10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7.5.1.2$Windows_X86_64 LibreOffice_project/fcbaee479e84c6cd81291587d2ee68cba099e129</meta:generator>
  </office:meta>
</office:document-meta>
</file>